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svg:stroke-color="#000000" draw:marker-start-width="0.08cm" draw:marker-end-width="0.08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draw:marker-start-width="0.25cm" draw:marker-end-width="0.25cm" draw:textarea-horizontal-align="justify" draw:textarea-vertical-align="middle" draw:auto-grow-height="false" fo:min-height="0.193cm" fo:min-width="0.259cm" fo:padding-top="0.135cm" fo:padding-bottom="0.135cm" fo:padding-left="0.26cm" fo:padding-right="0.26cm"/>
    </style:style>
    <style:style style:name="gr3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38cm" fo:min-width="0.122cm"/>
      <style:paragraph-properties style:writing-mode="lr-tb"/>
    </style:style>
    <style:style style:name="gr5" style:family="graphic" style:parent-style-name="standard">
      <style:graphic-properties svg:stroke-color="#000000" draw:fill-color="#729fcf" draw:textarea-vertical-align="middle"/>
    </style:style>
    <style:style style:name="gr6" style:family="graphic" style:parent-style-name="objectwithoutfill">
      <style:graphic-properties svg:stroke-width="0.03cm" svg:stroke-color="#000000" draw:marker-start-width="0.4cm" draw:marker-end-width="0.4cm" draw:fill="none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fill-color="#729fcf" draw:textarea-vertical-align="middle"/>
    </style:style>
    <style:style style:name="gr8" style:family="graphic" style:parent-style-name="objectwithoutfill">
      <style:graphic-properties svg:stroke-width="0.018cm" draw:marker-start-width="0.232cm" draw:marker-end-width="0.232cm" draw:fill="bitmap" draw:fill-color="#729fcf" draw:textarea-vertical-align="middle" fo:padding-top="0.119cm" fo:padding-bottom="0.119cm" fo:padding-left="0.244cm" fo:padding-right="0.244cm"/>
    </style:style>
    <style:style style:name="gr9" style:family="graphic" style:parent-style-name="objectwithoutfill">
      <style:graphic-properties draw:fill="bitmap" draw:textarea-vertical-align="middl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objectwithoutfill">
      <style:graphic-properties svg:stroke-width="0.018cm" draw:marker-start-width="0.232cm" draw:marker-end-width="0.232cm" draw:fill="bitmap" draw:textarea-vertical-align="middle" fo:padding-top="0.119cm" fo:padding-bottom="0.119cm" fo:padding-left="0.244cm" fo:padding-right="0.244cm"/>
    </style:style>
    <style:style style:name="gr12" style:family="graphic" style:parent-style-name="standard">
      <style:graphic-properties svg:stroke-width="0.018cm" draw:marker-start-width="0.232cm" draw:marker-end-width="0.232cm" draw:textarea-vertical-align="middle" fo:padding-top="0.129cm" fo:padding-bottom="0.129cm" fo:padding-left="0.254cm" fo:padding-right="0.254cm"/>
    </style:style>
    <style:style style:name="gr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5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fo:min-height="0.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0.6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7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0pt" style:font-size-asian="22pt" style:font-size-complex="22pt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bitmap" draw:fill-color="#729fcf"/>
      <style:paragraph-properties fo:text-align="center"/>
    </style:style>
    <style:style style:name="P8" style:family="paragraph">
      <loext:graphic-properties draw:fill="bitmap"/>
      <style:paragraph-properties fo:text-align="center"/>
    </style:style>
    <style:style style:name="T1" style:family="text">
      <style:text-properties fo:font-size="10pt" style:font-size-asian="22pt" style:font-size-complex="22pt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ans" style:font-name-asian="Liberation Serif1" style:font-name-complex="Liberation Serif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948cm" svg:y1="1.76cm" svg:x2="1.945cm" svg:y2="1.009cm">
            <text:p/>
          </draw:line>
          <draw:line draw:style-name="gr1" draw:text-style-name="P1" draw:layer="layout" svg:x1="2.292cm" svg:y1="1.759cm" svg:x2="2.289cm" svg:y2="1.008cm">
            <text:p/>
          </draw:line>
          <draw:line draw:style-name="gr1" draw:text-style-name="P1" draw:layer="layout" svg:x1="2.85cm" svg:y1="1.385cm" svg:x2="2.292cm" svg:y2="1.385cm">
            <text:p/>
          </draw:line>
          <draw:line draw:style-name="gr1" draw:text-style-name="P1" draw:layer="layout" svg:x1="1.952cm" svg:y1="1.385cm" svg:x2="1.401cm" svg:y2="1.385cm">
            <text:p/>
          </draw:line>
        </draw:g>
        <draw:g xml:id="id4" draw:id="id4">
          <draw:line draw:style-name="gr1" draw:text-style-name="P1" draw:layer="layout" svg:x1="3.386cm" svg:y1="2.718cm" svg:x2="3.08cm" svg:y2="2.811cm">
            <text:p/>
          </draw:line>
          <draw:line draw:style-name="gr1" draw:text-style-name="P1" draw:layer="layout" svg:x1="3.7cm" svg:y1="3.06cm" svg:x2="3.081cm" svg:y2="2.81cm">
            <text:p/>
          </draw:line>
          <draw:line draw:style-name="gr1" draw:text-style-name="P1" draw:layer="layout" svg:x1="3.7cm" svg:y1="3.515cm" svg:x2="3.06cm" svg:y2="3.699cm">
            <text:p/>
          </draw:line>
          <draw:line draw:style-name="gr1" draw:text-style-name="P1" draw:layer="layout" svg:x1="3.7cm" svg:y1="3.06cm" svg:x2="3.067cm" svg:y2="3.247cm">
            <text:p/>
          </draw:line>
          <draw:line draw:style-name="gr1" draw:text-style-name="P1" draw:layer="layout" svg:x1="3.7cm" svg:y1="3.502cm" svg:x2="3.067cm" svg:y2="3.258cm">
            <text:p/>
          </draw:line>
          <draw:line draw:style-name="gr1" draw:text-style-name="P1" draw:layer="layout" svg:x1="3.641cm" svg:y1="3.943cm" svg:x2="3.06cm" svg:y2="3.699cm">
            <text:p/>
          </draw:line>
          <draw:line draw:style-name="gr1" draw:text-style-name="P1" draw:layer="layout" svg:x1="3.641cm" svg:y1="3.949cm" svg:x2="3.373cm" svg:y2="4.048cm">
            <text:p/>
          </draw:line>
        </draw:g>
        <draw:custom-shape draw:style-name="gr2" draw:text-style-name="P2" xml:id="id15" draw:id="id15" draw:layer="layout" svg:width="1.558cm" svg:height="1.389cm" draw:transform="rotate (-1.57323978774769) translate (7.283cm 0.86cm)">
          <text:p/>
          <draw:enhanced-geometry svg:viewBox="0 0 21600 21600" draw:glue-points="?f0 0 ?f1 10800 0 21600 10800 21600 21600 21600 ?f7 10800" draw:text-areas="?f1 10800 ?f2 18000 ?f3 7200 ?f4 21600" draw:type="isosceles-triangle" draw:modifiers="11030.5617977528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3" xml:id="id5" draw:id="id5" draw:layer="layout" svg:width="0.35cm" svg:height="0.645cm" svg:x="5.98cm" svg:y="1.048cm">
          <draw:text-box>
            <text:p><text:span text:style-name="T1">+</text:span></text:p>
          </draw:text-box>
        </draw:frame>
        <draw:frame draw:style-name="gr3" draw:text-style-name="P4" draw:layer="layout" svg:width="0.3cm" svg:height="0.645cm" svg:x="6.075cm" svg:y="1.626cm">
          <draw:text-box>
            <text:p><text:span text:style-name="T1">-</text:span></text:p>
          </draw:text-box>
        </draw:frame>
        <draw:custom-shape draw:style-name="gr4" draw:text-style-name="P5" xml:id="id2" draw:id="id2" draw:layer="layout" svg:width="0.88cm" svg:height="0.89cm" svg:x="0.38cm" svg:y="3.218cm">
          <text:p text:style-name="P5">+</text:p>
          <text:p text:style-name="P5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xml:id="id7" draw:id="id7">
          <draw:line draw:style-name="gr1" draw:text-style-name="P1" draw:layer="layout" svg:x1="5.436cm" svg:y1="4.468cm" svg:x2="5.13cm" svg:y2="4.561cm">
            <text:p/>
          </draw:line>
          <draw:line draw:style-name="gr1" draw:text-style-name="P1" draw:layer="layout" svg:x1="5.75cm" svg:y1="4.81cm" svg:x2="5.131cm" svg:y2="4.56cm">
            <text:p/>
          </draw:line>
          <draw:line draw:style-name="gr1" draw:text-style-name="P1" draw:layer="layout" svg:x1="5.75cm" svg:y1="5.265cm" svg:x2="5.11cm" svg:y2="5.449cm">
            <text:p/>
          </draw:line>
          <draw:line draw:style-name="gr1" draw:text-style-name="P1" draw:layer="layout" svg:x1="5.75cm" svg:y1="4.81cm" svg:x2="5.117cm" svg:y2="4.997cm">
            <text:p/>
          </draw:line>
          <draw:line draw:style-name="gr1" draw:text-style-name="P1" draw:layer="layout" svg:x1="5.75cm" svg:y1="5.252cm" svg:x2="5.117cm" svg:y2="5.008cm">
            <text:p/>
          </draw:line>
          <draw:line draw:style-name="gr1" draw:text-style-name="P1" draw:layer="layout" svg:x1="5.691cm" svg:y1="5.693cm" svg:x2="5.11cm" svg:y2="5.449cm">
            <text:p/>
          </draw:line>
          <draw:line draw:style-name="gr1" draw:text-style-name="P1" draw:layer="layout" svg:x1="5.691cm" svg:y1="5.699cm" svg:x2="5.423cm" svg:y2="5.798cm">
            <text:p/>
          </draw:line>
        </draw:g>
        <draw:g xml:id="id8" draw:id="id8">
          <draw:line draw:style-name="gr1" draw:text-style-name="P1" draw:layer="layout" svg:x1="6.492cm" svg:y1="4.495cm" svg:x2="6.186cm" svg:y2="4.588cm">
            <text:p/>
          </draw:line>
          <draw:line draw:style-name="gr1" draw:text-style-name="P1" draw:layer="layout" svg:x1="6.806cm" svg:y1="4.837cm" svg:x2="6.187cm" svg:y2="4.587cm">
            <text:p/>
          </draw:line>
          <draw:line draw:style-name="gr1" draw:text-style-name="P1" draw:layer="layout" svg:x1="6.806cm" svg:y1="5.292cm" svg:x2="6.166cm" svg:y2="5.476cm">
            <text:p/>
          </draw:line>
          <draw:line draw:style-name="gr1" draw:text-style-name="P1" draw:layer="layout" svg:x1="6.806cm" svg:y1="4.837cm" svg:x2="6.173cm" svg:y2="5.024cm">
            <text:p/>
          </draw:line>
          <draw:line draw:style-name="gr1" draw:text-style-name="P1" draw:layer="layout" svg:x1="6.806cm" svg:y1="5.279cm" svg:x2="6.173cm" svg:y2="5.035cm">
            <text:p/>
          </draw:line>
          <draw:line draw:style-name="gr1" draw:text-style-name="P1" draw:layer="layout" svg:x1="6.747cm" svg:y1="5.72cm" svg:x2="6.166cm" svg:y2="5.476cm">
            <text:p/>
          </draw:line>
          <draw:line draw:style-name="gr1" draw:text-style-name="P1" draw:layer="layout" svg:x1="6.747cm" svg:y1="5.726cm" svg:x2="6.479cm" svg:y2="5.825cm">
            <text:p/>
          </draw:line>
        </draw:g>
        <draw:g xml:id="id9" draw:id="id9">
          <draw:line draw:style-name="gr1" draw:text-style-name="P1" draw:layer="layout" svg:x1="7.041cm" svg:y1="3.23cm" svg:x2="6.966cm" svg:y2="3.041cm">
            <text:p/>
          </draw:line>
          <draw:line draw:style-name="gr1" draw:text-style-name="P1" draw:layer="layout" svg:x1="6.792cm" svg:y1="3.433cm" svg:x2="6.966cm" svg:y2="3.041cm">
            <text:p/>
          </draw:line>
          <draw:line draw:style-name="gr1" draw:text-style-name="P1" draw:layer="layout" svg:x1="6.454cm" svg:y1="3.444cm" svg:x2="6.305cm" svg:y2="3.048cm">
            <text:p/>
          </draw:line>
          <draw:line draw:style-name="gr1" draw:text-style-name="P1" draw:layer="layout" svg:x1="6.792cm" svg:y1="3.433cm" svg:x2="6.641cm" svg:y2="3.042cm">
            <text:p/>
          </draw:line>
          <draw:line draw:style-name="gr1" draw:text-style-name="P1" draw:layer="layout" svg:x1="6.463cm" svg:y1="3.444cm" svg:x2="6.633cm" svg:y2="3.043cm">
            <text:p/>
          </draw:line>
          <draw:line draw:style-name="gr1" draw:text-style-name="P1" draw:layer="layout" svg:x1="6.134cm" svg:y1="3.416cm" svg:x2="6.305cm" svg:y2="3.048cm">
            <text:p/>
          </draw:line>
          <draw:line draw:style-name="gr1" draw:text-style-name="P1" draw:layer="layout" svg:x1="6.13cm" svg:y1="3.416cm" svg:x2="6.051cm" svg:y2="3.251cm">
            <text:p/>
          </draw:line>
        </draw:g>
        <draw:connector draw:style-name="gr5" draw:text-style-name="P6" draw:layer="layout" svg:x1="1.401cm" svg:y1="1.384cm" svg:x2="0.82cm" svg:y2="3.218cm" draw:start-shape="id1" draw:start-glue-point="3" draw:end-shape="id2" draw:end-glue-point="4" svg:d="M1401 1384h-581v1834" svg:viewBox="0 0 582 1835">
          <text:p/>
        </draw:connector>
        <draw:g xml:id="id3" draw:id="id3">
          <draw:line draw:style-name="gr6" draw:text-style-name="P1" draw:layer="layout" svg:x1="1.32cm" svg:y1="7.345cm" svg:x2="0.34cm" svg:y2="7.345cm">
            <text:p/>
          </draw:line>
          <draw:line draw:style-name="gr6" draw:text-style-name="P1" draw:layer="layout" svg:x1="0.596cm" svg:y1="7.577cm" svg:x2="1.079cm" svg:y2="7.577cm">
            <text:p/>
          </draw:line>
          <draw:line draw:style-name="gr6" draw:text-style-name="P1" draw:layer="layout" svg:x1="0.727cm" svg:y1="7.778cm" svg:x2="0.959cm" svg:y2="7.778cm">
            <text:p/>
          </draw:line>
          <draw:line draw:style-name="gr6" draw:text-style-name="P1" draw:layer="layout" svg:x1="0.83cm" svg:y1="7.33cm" svg:x2="0.833cm" svg:y2="6.812cm">
            <text:p/>
          </draw:line>
        </draw:g>
        <draw:connector draw:style-name="gr7" draw:text-style-name="P6" draw:layer="layout" svg:x1="0.82cm" svg:y1="4.108cm" svg:x2="0.83cm" svg:y2="6.812cm" draw:start-shape="id2" draw:start-glue-point="8" draw:end-shape="id3" draw:end-glue-point="0" svg:d="M820 4108v1348h10v1356" svg:viewBox="0 0 11 2705">
          <text:p/>
        </draw:connector>
        <draw:connector draw:style-name="gr7" draw:text-style-name="P6" draw:layer="layout" draw:line-skew="1.383cm" svg:x1="0.83cm" svg:y1="6.812cm" svg:x2="3.38cm" svg:y2="4.048cm" draw:start-shape="id3" draw:start-glue-point="0" draw:end-shape="id4" draw:end-glue-point="2" svg:d="M830 6812v6h2550v-2770" svg:viewBox="0 0 2551 2771">
          <text:p/>
        </draw:connector>
        <draw:connector draw:style-name="gr7" draw:text-style-name="P6" xml:id="id20" draw:id="id20" draw:layer="layout" svg:x1="2.85cm" svg:y1="1.384cm" svg:x2="3.38cm" svg:y2="2.718cm" draw:start-shape="id1" draw:start-glue-point="1" draw:end-shape="id4" draw:end-glue-point="0" svg:d="M2850 1384h530v1334" svg:viewBox="0 0 531 1335">
          <text:p/>
        </draw:connector>
        <draw:connector draw:style-name="gr7" draw:text-style-name="P6" xml:id="id21" draw:id="id21" draw:layer="layout" svg:x1="4.43cm" svg:y1="1.384cm" svg:x2="5.98cm" svg:y2="1.37cm" draw:end-shape="id5" draw:end-glue-point="3" svg:d="M4430 1384h525v-14h1025" svg:viewBox="0 0 1551 15">
          <text:p/>
        </draw:connector>
        <draw:line draw:style-name="gr8" draw:text-style-name="P7" xml:id="id6" draw:id="id6" draw:layer="layout" svg:x1="5.9cm" svg:y1="1.908cm" svg:x2="5.41cm" svg:y2="1.918cm">
          <text:p/>
        </draw:line>
        <draw:connector draw:style-name="gr7" draw:text-style-name="P6" draw:layer="layout" draw:line-skew="0.525cm" svg:x1="5.41cm" svg:y1="1.913cm" svg:x2="5.43cm" svg:y2="4.468cm" draw:start-shape="id6" draw:start-glue-point="3" draw:end-shape="id7" draw:end-glue-point="0" svg:d="M5410 1913h16v1272h4v1283" svg:viewBox="0 0 21 2556">
          <text:p/>
        </draw:connector>
        <draw:connector draw:style-name="gr7" draw:text-style-name="P6" xml:id="id13" draw:id="id13" draw:layer="layout" svg:x1="5.393cm" svg:y1="3.896cm" svg:x2="6.486cm" svg:y2="4.495cm" draw:end-shape="id8" draw:end-glue-point="0" svg:d="M5393 3896v37h1093v562" svg:viewBox="0 0 1094 600">
          <text:p/>
        </draw:connector>
        <draw:connector draw:style-name="gr7" draw:text-style-name="P6" draw:layer="layout" draw:line-skew="0.245cm" svg:x1="5.43cm" svg:y1="5.798cm" svg:x2="4.463cm" svg:y2="6.803cm" draw:start-shape="id7" draw:start-glue-point="2" svg:d="M5430 5798v1010h-967v-5" svg:viewBox="0 0 968 1011">
          <text:p/>
        </draw:connector>
        <draw:connector draw:style-name="gr7" draw:text-style-name="P6" draw:layer="layout" draw:line-skew="0.258cm" svg:x1="6.486cm" svg:y1="5.825cm" svg:x2="5.408cm" svg:y2="6.789cm" draw:start-shape="id8" draw:start-glue-point="2" svg:d="M6486 5825v1003h-1078v-39" svg:viewBox="0 0 1079 1004">
          <text:p/>
        </draw:connector>
        <draw:line draw:style-name="gr9" draw:text-style-name="P8" draw:layer="layout" svg:x1="6.67cm" svg:y1="0.838cm" svg:x2="6.66cm" svg:y2="1.308cm">
          <text:p/>
        </draw:line>
        <draw:line draw:style-name="gr9" draw:text-style-name="P8" draw:layer="layout" svg:x1="6.644cm" svg:y1="1.988cm" svg:x2="6.63cm" svg:y2="2.428cm">
          <text:p/>
        </draw:line>
        <draw:g xml:id="id10" draw:id="id10">
          <draw:line draw:style-name="gr1" draw:text-style-name="P1" draw:layer="layout" svg:x1="8.39cm" svg:y1="3.204cm" svg:x2="8.315cm" svg:y2="3.015cm">
            <text:p/>
          </draw:line>
          <draw:line draw:style-name="gr1" draw:text-style-name="P1" draw:layer="layout" svg:x1="8.141cm" svg:y1="3.407cm" svg:x2="8.315cm" svg:y2="3.015cm">
            <text:p/>
          </draw:line>
          <draw:line draw:style-name="gr1" draw:text-style-name="P1" draw:layer="layout" svg:x1="7.803cm" svg:y1="3.418cm" svg:x2="7.654cm" svg:y2="3.022cm">
            <text:p/>
          </draw:line>
          <draw:line draw:style-name="gr1" draw:text-style-name="P1" draw:layer="layout" svg:x1="8.141cm" svg:y1="3.407cm" svg:x2="7.99cm" svg:y2="3.016cm">
            <text:p/>
          </draw:line>
          <draw:line draw:style-name="gr1" draw:text-style-name="P1" draw:layer="layout" svg:x1="7.812cm" svg:y1="3.418cm" svg:x2="7.982cm" svg:y2="3.017cm">
            <text:p/>
          </draw:line>
          <draw:line draw:style-name="gr1" draw:text-style-name="P1" draw:layer="layout" svg:x1="7.483cm" svg:y1="3.39cm" svg:x2="7.654cm" svg:y2="3.022cm">
            <text:p/>
          </draw:line>
          <draw:line draw:style-name="gr1" draw:text-style-name="P1" draw:layer="layout" svg:x1="7.479cm" svg:y1="3.39cm" svg:x2="7.4cm" svg:y2="3.225cm">
            <text:p/>
          </draw:line>
        </draw:g>
        <draw:connector draw:style-name="gr10" draw:text-style-name="P2" draw:layer="layout" svg:x1="7.041cm" svg:y1="3.242cm" svg:x2="7.4cm" svg:y2="3.216cm" draw:start-shape="id9" draw:start-glue-point="1" draw:end-shape="id10" draw:end-glue-point="3" svg:d="M7041 3242h180v-26h179" svg:viewBox="0 0 360 27">
          <text:p/>
        </draw:connector>
        <draw:line draw:style-name="gr11" draw:text-style-name="P8" draw:layer="layout" svg:x1="6.09cm" svg:y1="3.298cm" svg:x2="5.44cm" svg:y2="3.318cm">
          <text:p/>
        </draw:line>
        <draw:g xml:id="id11" draw:id="id11">
          <draw:line draw:style-name="gr1" draw:text-style-name="P1" draw:layer="layout" svg:x1="9.775cm" svg:y1="3.207cm" svg:x2="9.7cm" svg:y2="3.018cm">
            <text:p/>
          </draw:line>
          <draw:line draw:style-name="gr1" draw:text-style-name="P1" draw:layer="layout" svg:x1="9.526cm" svg:y1="3.41cm" svg:x2="9.7cm" svg:y2="3.018cm">
            <text:p/>
          </draw:line>
          <draw:line draw:style-name="gr1" draw:text-style-name="P1" draw:layer="layout" svg:x1="9.188cm" svg:y1="3.421cm" svg:x2="9.039cm" svg:y2="3.025cm">
            <text:p/>
          </draw:line>
          <draw:line draw:style-name="gr1" draw:text-style-name="P1" draw:layer="layout" svg:x1="9.526cm" svg:y1="3.41cm" svg:x2="9.375cm" svg:y2="3.019cm">
            <text:p/>
          </draw:line>
          <draw:line draw:style-name="gr1" draw:text-style-name="P1" draw:layer="layout" svg:x1="9.197cm" svg:y1="3.421cm" svg:x2="9.367cm" svg:y2="3.02cm">
            <text:p/>
          </draw:line>
          <draw:line draw:style-name="gr1" draw:text-style-name="P1" draw:layer="layout" svg:x1="8.868cm" svg:y1="3.393cm" svg:x2="9.039cm" svg:y2="3.025cm">
            <text:p/>
          </draw:line>
          <draw:line draw:style-name="gr1" draw:text-style-name="P1" draw:layer="layout" svg:x1="8.864cm" svg:y1="3.393cm" svg:x2="8.785cm" svg:y2="3.228cm">
            <text:p/>
          </draw:line>
        </draw:g>
        <draw:connector draw:style-name="gr10" draw:text-style-name="P2" draw:layer="layout" svg:x1="8.39cm" svg:y1="3.216cm" svg:x2="8.785cm" svg:y2="3.219cm" draw:start-shape="id10" draw:start-glue-point="1" draw:end-shape="id11" draw:end-glue-point="3" svg:d="M8390 3216h198v3h197" svg:viewBox="0 0 396 4">
          <text:p/>
        </draw:connector>
        <draw:g xml:id="id12" draw:id="id12">
          <draw:line draw:style-name="gr1" draw:text-style-name="P1" draw:layer="layout" svg:x1="13.891cm" svg:y1="4.531cm" svg:x2="13.14cm" svg:y2="4.531cm">
            <text:p/>
          </draw:line>
          <draw:line draw:style-name="gr1" draw:text-style-name="P1" draw:layer="layout" svg:x1="13.892cm" svg:y1="4.187cm" svg:x2="13.141cm" svg:y2="4.187cm">
            <text:p/>
          </draw:line>
          <draw:line draw:style-name="gr1" draw:text-style-name="P1" draw:layer="layout" svg:x1="13.52cm" svg:y1="3.628cm" svg:x2="13.518cm" svg:y2="4.186cm">
            <text:p/>
          </draw:line>
          <draw:line draw:style-name="gr1" draw:text-style-name="P1" draw:layer="layout" svg:x1="13.516cm" svg:y1="4.526cm" svg:x2="13.514cm" svg:y2="5.077cm">
            <text:p/>
          </draw:line>
        </draw:g>
        <draw:g xml:id="id17" draw:id="id17">
          <draw:line draw:style-name="gr1" draw:text-style-name="P1" draw:layer="layout" svg:x1="11.78cm" svg:y1="1.014cm" svg:x2="11.705cm" svg:y2="0.825cm">
            <text:p/>
          </draw:line>
          <draw:line draw:style-name="gr1" draw:text-style-name="P1" draw:layer="layout" svg:x1="11.531cm" svg:y1="1.217cm" svg:x2="11.705cm" svg:y2="0.825cm">
            <text:p/>
          </draw:line>
          <draw:line draw:style-name="gr1" draw:text-style-name="P1" draw:layer="layout" svg:x1="11.193cm" svg:y1="1.228cm" svg:x2="11.044cm" svg:y2="0.832cm">
            <text:p/>
          </draw:line>
          <draw:line draw:style-name="gr1" draw:text-style-name="P1" draw:layer="layout" svg:x1="11.531cm" svg:y1="1.217cm" svg:x2="11.38cm" svg:y2="0.826cm">
            <text:p/>
          </draw:line>
          <draw:line draw:style-name="gr1" draw:text-style-name="P1" draw:layer="layout" svg:x1="11.202cm" svg:y1="1.228cm" svg:x2="11.372cm" svg:y2="0.827cm">
            <text:p/>
          </draw:line>
          <draw:line draw:style-name="gr1" draw:text-style-name="P1" draw:layer="layout" svg:x1="10.873cm" svg:y1="1.2cm" svg:x2="11.044cm" svg:y2="0.832cm">
            <text:p/>
          </draw:line>
          <draw:line draw:style-name="gr1" draw:text-style-name="P1" draw:layer="layout" svg:x1="10.869cm" svg:y1="1.2cm" svg:x2="10.79cm" svg:y2="1.035cm">
            <text:p/>
          </draw:line>
        </draw:g>
        <draw:g xml:id="id18" draw:id="id18">
          <draw:line draw:style-name="gr1" draw:text-style-name="P1" draw:layer="layout" svg:x1="11.88cm" svg:y1="2.154cm" svg:x2="11.805cm" svg:y2="1.965cm">
            <text:p/>
          </draw:line>
          <draw:line draw:style-name="gr1" draw:text-style-name="P1" draw:layer="layout" svg:x1="11.631cm" svg:y1="2.357cm" svg:x2="11.805cm" svg:y2="1.965cm">
            <text:p/>
          </draw:line>
          <draw:line draw:style-name="gr1" draw:text-style-name="P1" draw:layer="layout" svg:x1="11.293cm" svg:y1="2.368cm" svg:x2="11.144cm" svg:y2="1.972cm">
            <text:p/>
          </draw:line>
          <draw:line draw:style-name="gr1" draw:text-style-name="P1" draw:layer="layout" svg:x1="11.631cm" svg:y1="2.357cm" svg:x2="11.48cm" svg:y2="1.966cm">
            <text:p/>
          </draw:line>
          <draw:line draw:style-name="gr1" draw:text-style-name="P1" draw:layer="layout" svg:x1="11.302cm" svg:y1="2.368cm" svg:x2="11.472cm" svg:y2="1.967cm">
            <text:p/>
          </draw:line>
          <draw:line draw:style-name="gr1" draw:text-style-name="P1" draw:layer="layout" svg:x1="10.973cm" svg:y1="2.34cm" svg:x2="11.144cm" svg:y2="1.972cm">
            <text:p/>
          </draw:line>
          <draw:line draw:style-name="gr1" draw:text-style-name="P1" draw:layer="layout" svg:x1="10.969cm" svg:y1="2.34cm" svg:x2="10.89cm" svg:y2="2.175cm">
            <text:p/>
          </draw:line>
        </draw:g>
        <draw:connector draw:style-name="gr10" draw:text-style-name="P2" draw:layer="layout" draw:line-skew="0.607cm" svg:x1="13.516cm" svg:y1="5.077cm" svg:x2="6.468cm" svg:y2="6.82cm" draw:start-shape="id12" draw:start-glue-point="2" svg:d="M13516 5077v1741h-7048v2" svg:viewBox="0 0 7049 1744">
          <text:p/>
        </draw:connector>
        <draw:line draw:style-name="gr11" draw:text-style-name="P8" draw:layer="layout" svg:x1="13.42cm" svg:y1="1.708cm" svg:x2="15.05cm" svg:y2="1.708cm">
          <text:p/>
        </draw:line>
        <draw:line draw:style-name="gr11" draw:text-style-name="P8" draw:layer="layout" svg:x1="13.52cm" svg:y1="6.808cm" svg:x2="15.15cm" svg:y2="6.808cm">
          <text:p/>
        </draw:line>
        <draw:g xml:id="id14" draw:id="id14">
          <draw:line draw:style-name="gr1" draw:text-style-name="P1" draw:layer="layout" svg:x1="4.496cm" svg:y1="4.558cm" svg:x2="4.19cm" svg:y2="4.651cm">
            <text:p/>
          </draw:line>
          <draw:line draw:style-name="gr1" draw:text-style-name="P1" draw:layer="layout" svg:x1="4.81cm" svg:y1="4.9cm" svg:x2="4.191cm" svg:y2="4.65cm">
            <text:p/>
          </draw:line>
          <draw:line draw:style-name="gr1" draw:text-style-name="P1" draw:layer="layout" svg:x1="4.81cm" svg:y1="5.355cm" svg:x2="4.17cm" svg:y2="5.539cm">
            <text:p/>
          </draw:line>
          <draw:line draw:style-name="gr1" draw:text-style-name="P1" draw:layer="layout" svg:x1="4.81cm" svg:y1="4.9cm" svg:x2="4.177cm" svg:y2="5.087cm">
            <text:p/>
          </draw:line>
          <draw:line draw:style-name="gr1" draw:text-style-name="P1" draw:layer="layout" svg:x1="4.81cm" svg:y1="5.342cm" svg:x2="4.177cm" svg:y2="5.098cm">
            <text:p/>
          </draw:line>
          <draw:line draw:style-name="gr1" draw:text-style-name="P1" draw:layer="layout" svg:x1="4.751cm" svg:y1="5.783cm" svg:x2="4.17cm" svg:y2="5.539cm">
            <text:p/>
          </draw:line>
          <draw:line draw:style-name="gr1" draw:text-style-name="P1" draw:layer="layout" svg:x1="4.751cm" svg:y1="5.789cm" svg:x2="4.483cm" svg:y2="5.888cm">
            <text:p/>
          </draw:line>
        </draw:g>
        <draw:connector draw:style-name="gr10" draw:text-style-name="P2" draw:layer="layout" svg:x1="5.393cm" svg:y1="3.896cm" svg:x2="4.49cm" svg:y2="4.558cm" draw:start-shape="id13" draw:start-glue-point="2" draw:end-shape="id14" draw:end-glue-point="0" svg:d="M5393 3896h-903v662" svg:viewBox="0 0 904 663">
          <text:p/>
        </draw:connector>
        <draw:connector draw:style-name="gr10" draw:text-style-name="P2" draw:layer="layout" draw:line-skew="0.209cm" svg:x1="4.49cm" svg:y1="5.888cm" svg:x2="3.396cm" svg:y2="6.805cm" draw:start-shape="id14" draw:start-glue-point="2" svg:d="M4490 5888v930h-1094v-13" svg:viewBox="0 0 1095 931">
          <text:p/>
        </draw:connector>
        <draw:connector draw:style-name="gr10" draw:text-style-name="P2" xml:id="id16" draw:id="id16" draw:layer="layout" svg:x1="9.775cm" svg:y1="3.219cm" svg:x2="10.304cm" svg:y2="1.661cm" draw:start-shape="id11" draw:start-glue-point="1" svg:d="M9775 3219h527v-1558h2" svg:viewBox="0 0 530 1559">
          <text:p/>
        </draw:connector>
        <draw:connector draw:style-name="gr10" draw:text-style-name="P2" draw:layer="layout" draw:line-skew="0cm 0.502cm" svg:x1="7.283cm" svg:y1="1.658cm" svg:x2="10.304cm" svg:y2="1.661cm" draw:start-shape="id15" draw:start-glue-point="4" draw:end-shape="id16" draw:end-glue-point="3" svg:d="M7283 1658h1250 1771v3" svg:viewBox="0 0 3022 4">
          <text:p/>
        </draw:connector>
        <draw:connector draw:style-name="gr10" draw:text-style-name="P2" draw:layer="layout" svg:x1="10.304cm" svg:y1="1.661cm" svg:x2="10.79cm" svg:y2="1.026cm" draw:start-shape="id16" draw:start-glue-point="3" draw:end-shape="id17" draw:end-glue-point="3" svg:d="M10304 1661v-635h486" svg:viewBox="0 0 487 636">
          <text:p/>
        </draw:connector>
        <draw:connector draw:style-name="gr12" draw:text-style-name="P2" draw:layer="layout" draw:line-skew="0cm 1.05cm" svg:x1="10.304cm" svg:y1="1.661cm" svg:x2="10.89cm" svg:y2="2.166cm" draw:start-shape="id16" draw:start-glue-point="3" draw:end-shape="id18" draw:end-glue-point="3" svg:d="M10304 1661v-505h16v1010h570" svg:viewBox="0 0 587 1011">
          <text:p/>
        </draw:connector>
        <draw:line draw:style-name="gr11" draw:text-style-name="P8" xml:id="id19" draw:id="id19" draw:layer="layout" svg:x1="12.62cm" svg:y1="1.688cm" svg:x2="12.83cm" svg:y2="1.688cm">
          <text:p/>
        </draw:line>
        <draw:connector draw:style-name="gr10" draw:text-style-name="P2" draw:layer="layout" svg:x1="11.78cm" svg:y1="1.026cm" svg:x2="12.62cm" svg:y2="1.688cm" draw:start-shape="id17" draw:start-glue-point="1" draw:end-shape="id19" draw:end-glue-point="3" svg:d="M11780 1026h840v662" svg:viewBox="0 0 841 663">
          <text:p/>
        </draw:connector>
        <draw:connector draw:style-name="gr10" draw:text-style-name="P2" draw:layer="layout" svg:x1="11.88cm" svg:y1="2.166cm" svg:x2="12.62cm" svg:y2="1.688cm" draw:start-shape="id18" draw:start-glue-point="1" draw:end-shape="id19" draw:end-glue-point="3" svg:d="M11880 2166h740v-478" svg:viewBox="0 0 741 479">
          <text:p/>
        </draw:connector>
        <draw:connector draw:style-name="gr10" draw:text-style-name="P2" draw:layer="layout" draw:line-skew="-0.966cm" svg:x1="12.83cm" svg:y1="1.688cm" svg:x2="13.516cm" svg:y2="3.628cm" draw:start-shape="id19" draw:start-glue-point="1" draw:end-shape="id12" draw:end-glue-point="0" svg:d="M12830 1688v-4h686v1944" svg:viewBox="0 0 687 1945">
          <text:p/>
        </draw:connector>
        <draw:connector draw:style-name="gr10" draw:text-style-name="P2" draw:layer="layout" svg:x1="3.38cm" svg:y1="1.384cm" svg:x2="4.43cm" svg:y2="1.384cm" draw:start-shape="id20" draw:start-glue-point="0" draw:end-shape="id21" draw:end-glue-point="2" svg:d="M3380 1384h1050" svg:viewBox="0 0 1051 1">
          <text:p/>
        </draw:connector>
        <draw:frame draw:style-name="gr13" draw:text-style-name="P3" draw:layer="layout" svg:width="3.21cm" svg:height="0.887cm" svg:x="4.14cm" svg:y="6.968cm">
          <draw:text-box>
            <text:p>10k<text:span text:style-name="T2">Ω</text:span> // 10k<text:span text:style-name="T2">Ω</text:span> // 10k<text:span text:style-name="T2">Ω</text:span></text:p>
            <text:p/>
          </draw:text-box>
        </draw:frame>
        <draw:frame draw:style-name="gr14" draw:text-style-name="P3" draw:layer="layout" svg:width="3.97cm" svg:height="0.569cm" svg:x="6.13cm" svg:y="3.458cm">
          <draw:text-box>
            <text:p>100k<text:span text:style-name="T2">Ω</text:span><text:span text:style-name="T3"> + 100k</text:span><text:span text:style-name="T2">Ω</text:span><text:span text:style-name="T3"> + 100k</text:span><text:span text:style-name="T2">Ω</text:span></text:p>
          </draw:text-box>
        </draw:frame>
        <draw:frame draw:style-name="gr15" draw:text-style-name="P3" draw:layer="layout" svg:width="1.59cm" svg:height="0.78cm" svg:x="2.19cm" svg:y="3.148cm">
          <draw:text-box>
            <text:p>1k<text:span text:style-name="T2">Ω</text:span></text:p>
          </draw:text-box>
        </draw:frame>
        <draw:frame draw:style-name="gr13" draw:text-style-name="P3" draw:layer="layout" svg:width="3.02cm" svg:height="0.887cm" svg:x="10.41cm" svg:y="0.231cm">
          <draw:text-box>
            <text:p>1k<text:span text:style-name="T2">Ω</text:span> // 1k<text:span text:style-name="T2">Ω</text:span></text:p>
            <text:p/>
          </draw:text-box>
        </draw:frame>
        <draw:frame draw:style-name="gr16" draw:text-style-name="P3" draw:layer="layout" svg:width="1.31cm" svg:height="0.79cm" svg:x="6.8cm" svg:y="0.428cm">
          <draw:text-box>
            <text:p>+10V</text:p>
          </draw:text-box>
        </draw:frame>
        <draw:frame draw:style-name="gr17" draw:text-style-name="P3" draw:layer="layout" svg:width="1.26cm" svg:height="0.82cm" svg:x="6.74cm" svg:y="2.158cm">
          <draw:text-box>
            <text:p>-10 V</text:p>
          </draw:text-box>
        </draw:frame>
        <draw:frame draw:style-name="gr13" draw:text-style-name="P3" draw:layer="layout" svg:width="1.32cm" svg:height="0.887cm" svg:x="-0.05cm" svg:y="4.041cm">
          <draw:text-box>
            <text:p>vin</text:p>
            <text:p/>
          </draw:text-box>
        </draw:frame>
        <draw:custom-shape draw:style-name="gr18" draw:text-style-name="P2" draw:layer="layout" svg:width="0.16cm" svg:height="0.19cm" svg:x="3.32cm" svg:y="1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6cm" svg:height="0.19cm" svg:x="0.77cm" svg:y="1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6cm" svg:height="0.19cm" svg:x="5.34cm" svg:y="1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6cm" svg:height="0.19cm" svg:x="10.25cm" svg:y="1.6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6cm" svg:height="0.19cm" svg:x="13.42cm" svg:y="1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3" draw:layer="layout" svg:width="0.93cm" svg:height="0.887cm" svg:x="0.22cm" svg:y="0.748cm">
          <draw:text-box>
            <text:p>in</text:p>
          </draw:text-box>
        </draw:frame>
        <draw:custom-shape draw:style-name="gr18" draw:text-style-name="P2" draw:layer="layout" svg:width="0.16cm" svg:height="0.19cm" svg:x="6.59cm" svg:y="0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draw:layer="layout" svg:width="0.16cm" svg:height="0.19cm" svg:x="6.54cm" svg:y="2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3" draw:layer="layout" svg:width="1.34cm" svg:height="0.569cm" svg:x="5.85cm" svg:y="0.348cm">
          <draw:text-box>
            <text:p>Vcc</text:p>
          </draw:text-box>
        </draw:frame>
        <draw:frame draw:style-name="gr14" draw:text-style-name="P3" draw:layer="layout" svg:width="1cm" svg:height="0.569cm" svg:x="2.94cm" svg:y="0.748cm">
          <draw:text-box>
            <text:p>v+</text:p>
          </draw:text-box>
        </draw:frame>
        <draw:frame draw:style-name="gr19" draw:text-style-name="P3" draw:layer="layout" svg:width="0.95cm" svg:height="0.57cm" svg:x="4.77cm" svg:y="1.518cm">
          <draw:text-box>
            <text:p>v-</text:p>
          </draw:text-box>
        </draw:frame>
        <draw:frame draw:style-name="gr14" draw:text-style-name="P3" draw:layer="layout" svg:width="0.99cm" svg:height="0.569cm" svg:x="9.58cm" svg:y="1.149cm">
          <draw:text-box>
            <text:p>vo</text:p>
          </draw:text-box>
        </draw:frame>
        <draw:frame draw:style-name="gr14" draw:text-style-name="P3" draw:layer="layout" svg:width="1.19cm" svg:height="0.569cm" svg:x="13.17cm" svg:y="1.028cm">
          <draw:text-box>
            <text:p>vout</text:p>
          </draw:text-box>
        </draw:frame>
        <draw:frame draw:style-name="gr20" draw:text-style-name="P3" draw:layer="layout" svg:width="1.43cm" svg:height="0.92cm" svg:x="5.66cm" svg:y="2.428cm">
          <draw:text-box>
            <text:p>Vee</text:p>
          </draw:text-box>
        </draw:frame>
        <draw:frame draw:style-name="gr21" draw:text-style-name="P3" draw:layer="layout" svg:width="1.83cm" svg:height="0.91cm" svg:x="1.72cm" svg:y="0.428cm">
          <draw:text-box>
            <text:p>C1</text:p>
          </draw:text-box>
        </draw:frame>
        <draw:frame draw:style-name="gr22" draw:text-style-name="P3" draw:layer="layout" svg:width="1.16cm" svg:height="0.99cm" svg:x="14.03cm" svg:y="3.968cm">
          <draw:text-box>
            <text:p>C2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 PL SungtiL GB1" svg:font-family="'AR PL SungtiL GB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01cm" svg:stroke-color="#000000" draw:marker-start-width="0.22cm" draw:marker-start-center="false" draw:marker-end-width="0.2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03cm" svg:stroke-color="#000000" draw:marker-start-width="0.25cm" draw:marker-end-width="0.25cm" draw:fill="bitmap" draw:fill-image-name="_35__20_Percent" style:repeat="repea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98cm" fo:margin-bottom="0cm" fo:margin-left="0cm" fo:margin-right="0cm" fo:page-width="17.4cm" fo:page-height="8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6-07T19:04:46.730895738</dc:date>
    <meta:editing-duration>PT3H23M10S</meta:editing-duration>
    <meta:editing-cycles>42</meta:editing-cycles>
    <meta:generator>LibreOffice/6.4.7.2$Linux_X86_64 LibreOffice_project/40$Build-2</meta:generator>
    <meta:document-statistic meta:object-count="143"/>
  </office:meta>
</office:document-meta>
</file>